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width="1mm" svg:stroke-color="#ff0000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svg:stroke-width="1mm" svg:stroke-color="#0000ff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4" style:family="graphic">
      <style:graphic-properties svg:stroke-width="1mm" svg:stroke-color="#00803f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5" style:family="graphic">
      <style:graphic-properties svg:stroke-width="1mm" svg:stroke-color="#000000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202.1mm" svg:height="113.77mm" svg:x="0mm" svg:y="311.83mm">
            <loext:p draw:notify-on-update-of-ranges="Foglio1.A54:Foglio1.A67 Foglio1.B54:Foglio1.B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5.5mm" svg:height="115.59mm" svg:x="201.73mm" svg:y="312.58mm">
            <loext:p draw:notify-on-update-of-ranges="Foglio1.D54:Foglio1.D67 Foglio1.E54:Foglio1.E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z-index="2" draw:style-name="gr2" draw:text-style-name="P2" svg:x1="42.13mm" svg:y1="396.57mm" svg:x2="41.85mm" svg:y2="334.15mm">
            <text:p/>
          </draw:line>
          <draw:line draw:z-index="3" draw:style-name="gr3" draw:text-style-name="P2" svg:x1="54.8mm" svg:y1="396.57mm" svg:x2="54.52mm" svg:y2="334.15mm">
            <text:p/>
          </draw:line>
          <draw:line draw:z-index="4" draw:style-name="gr4" draw:text-style-name="P2" svg:x1="80.41mm" svg:y1="396.56mm" svg:x2="80.13mm" svg:y2="334.14mm">
            <text:p/>
          </draw:line>
          <draw:line draw:z-index="5" draw:style-name="gr5" draw:text-style-name="P2" svg:x1="182mm" svg:y1="396.57mm" svg:x2="181.72mm" svg:y2="334.15mm">
            <text:p/>
          </draw:line>
          <draw:line draw:z-index="6" draw:style-name="gr5" draw:text-style-name="P2" svg:x1="361.53mm" svg:y1="400.28mm" svg:x2="361.25mm" svg:y2="335.2mm">
            <text:p/>
          </draw:line>
          <draw:line draw:z-index="7" draw:style-name="gr4" draw:text-style-name="P2" svg:x1="270.66mm" svg:y1="400.02mm" svg:x2="270.38mm" svg:y2="334.94mm">
            <text:p/>
          </draw:line>
          <draw:line draw:z-index="8" draw:style-name="gr2" draw:text-style-name="P2" svg:x1="256.9mm" svg:y1="400.29mm" svg:x2="256.62mm" svg:y2="335.21mm">
            <text:p/>
          </draw:line>
          <draw:line draw:z-index="9" draw:style-name="gr3" draw:text-style-name="P2" svg:x1="231.3mm" svg:y1="400.55mm" svg:x2="231.02mm" svg:y2="335.47mm">
            <text:p/>
          </draw:lin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k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w1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table:number-columns-repeated="4"/>
          <table:table-cell office:value-type="string" calcext:value-type="string">
            <text:p>mw2</text:p>
          </table:table-cell>
          <table:table-cell office:value-type="string" calcext:value-type="string">
            <text:p>get</text:p>
          </table:table-cell>
          <table:table-cell table:number-columns-repeated="3"/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mw1 + mw2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/>
        </table:table-row>
        <table:table-row table:style-name="ro1">
          <table:table-cell office:value-type="float" office:value="0.990333333333333" calcext:value-type="float">
            <text:p>0.9903333333333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712866666666667" calcext:value-type="float">
            <text:p>0.712866666666667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0 – 1</text:p>
          </table:table-cell>
          <table:table-cell office:value-type="float" office:value="2.21661311506667" calcext:value-type="float">
            <text:p>2.21661311506667</text:p>
          </table:table-cell>
          <table:table-cell table:number-columns-repeated="2"/>
          <table:table-cell office:value-type="float" office:value="0.966566666666667" calcext:value-type="float">
            <text:p>0.966566666666667</text:p>
          </table:table-cell>
          <table:table-cell table:number-columns-repeated="3"/>
          <table:table-cell office:value-type="float" office:value="0.988755555555556" calcext:value-type="float">
            <text:p>0.988755555555556</text:p>
          </table:table-cell>
          <table:table-cell table:number-columns-repeated="2"/>
          <table:table-cell table:formula="of:=AVERAGE([.R15:.T15])" office:value-type="float" office:value="9.10311111111111" calcext:value-type="float">
            <text:p>9.10311111111111</text:p>
          </table:table-cell>
          <table:table-cell/>
        </table:table-row>
        <table:table-row table:style-name="ro1">
          <table:table-cell office:value-type="string" calcext:value-type="string">
            <text:p>0 – 1</text:p>
          </table:table-cell>
          <table:table-cell office:value-type="float" office:value="26.0166724916667" calcext:value-type="float">
            <text:p>26.0166724916667</text:p>
          </table:table-cell>
          <table:table-cell table:formula="of:=[.B4]-[.B3]" office:value-type="float" office:value="1.0166724916667" calcext:value-type="float">
            <text:p>1.0166724916667</text:p>
          </table:table-cell>
          <table:table-cell office:value-type="float" office:value="0.980766666666667" calcext:value-type="float">
            <text:p>0.980766666666667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.26306666666667" calcext:value-type="float">
            <text:p>1.26306666666667</text:p>
          </table:table-cell>
          <table:table-cell table:number-columns-repeated="3"/>
          <table:table-cell office:value-type="string" calcext:value-type="string">
            <text:p>0 – 1</text:p>
          </table:table-cell>
          <table:table-cell office:value-type="float" office:value="29.3880867629" calcext:value-type="float">
            <text:p>29.3880867629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14.1166428033667" calcext:value-type="float">
            <text:p>14.1166428033667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35.8050469653667" calcext:value-type="float">
            <text:p>35.8050469653667</text:p>
          </table:table-cell>
        </table:table-row>
        <table:table-row table:style-name="ro1">
          <table:table-cell office:value-type="float" office:value="1.2939" calcext:value-type="float">
            <text:p>1.2939</text:p>
          </table:table-cell>
          <table:table-cell office:value-type="float" office:value="50" calcext:value-type="float">
            <text:p>50</text:p>
          </table:table-cell>
          <table:table-cell table:formula="of:=[.B5]-[.B4]" office:value-type="float" office:value="23.9833275083333" calcext:value-type="float">
            <text:p>23.9833275083333</text:p>
          </table:table-cell>
          <table:table-cell office:value-type="string" calcext:value-type="string">
            <text:p>0 – 1</text:p>
          </table:table-cell>
          <table:table-cell office:value-type="float" office:value="42.2220071678333" calcext:value-type="float">
            <text:p>42.2220071678333</text:p>
          </table:table-cell>
          <table:table-cell table:number-columns-repeated="4"/>
          <table:table-cell office:value-type="float" office:value="1.5156" calcext:value-type="float">
            <text:p>1.5156</text:p>
          </table:table-cell>
          <table:table-cell table:number-columns-repeated="3"/>
          <table:table-cell office:value-type="float" office:value="1.169" calcext:value-type="float">
            <text:p>1.169</text:p>
          </table:table-cell>
          <table:table-cell table:number-columns-repeated="3"/>
          <table:table-cell office:value-type="float" office:value="1.17924444444444" calcext:value-type="float">
            <text:p>1.17924444444444</text:p>
          </table:table-cell>
          <table:table-cell table:number-columns-repeated="2"/>
          <table:table-cell office:value-type="float" office:value="1.13761111111111" calcext:value-type="float">
            <text:p>1.13761111111111</text:p>
          </table:table-cell>
          <table:table-cell/>
        </table:table-row>
        <table:table-row table:style-name="ro1">
          <table:table-cell office:value-type="string" calcext:value-type="string">
            <text:p>1 – 2</text:p>
          </table:table-cell>
          <table:table-cell office:value-type="float" office:value="44.5503710133667" calcext:value-type="float">
            <text:p>44.5503710133667</text:p>
          </table:table-cell>
          <table:table-cell/>
          <table:table-cell office:value-type="float" office:value="1.591" calcext:value-type="float">
            <text:p>1.591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1 – 2</text:p>
          </table:table-cell>
          <table:table-cell office:value-type="float" office:value="71.6515344711667" calcext:value-type="float">
            <text:p>71.6515344711667</text:p>
          </table:table-cell>
          <table:table-cell table:number-columns-repeated="2"/>
          <table:table-cell office:value-type="float" office:value="1.58023333333333" calcext:value-type="float">
            <text:p>1.58023333333333</text:p>
          </table:table-cell>
          <table:table-cell table:number-columns-repeated="3"/>
          <table:table-cell office:value-type="string" calcext:value-type="string">
            <text:p>1 – 2</text:p>
          </table:table-cell>
          <table:table-cell office:value-type="float" office:value="58.1009527422667" calcext:value-type="float">
            <text:p>58.1009527422667</text:p>
          </table:table-cell>
          <table:table-cell/>
          <table:table-cell office:value-type="float" office:value="1.73886666666667" calcext:value-type="float">
            <text:p>1.73886666666667</text:p>
          </table:table-cell>
          <table:table-cell/>
        </table:table-row>
        <table:table-row table:style-name="ro1">
          <table:table-cell office:value-type="float" office:value="2.47526666666667" calcext:value-type="float">
            <text:p>2.4752666666666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1 – 2</text:p>
          </table:table-cell>
          <table:table-cell office:value-type="float" office:value="33.6967054544333" calcext:value-type="float">
            <text:p>33.6967054544333</text:p>
          </table:table-cell>
          <table:table-cell table:number-columns-repeated="4"/>
          <table:table-cell office:value-type="float" office:value="2.04536666666667" calcext:value-type="float">
            <text:p>2.04536666666667</text:p>
          </table:table-cell>
          <table:table-cell table:number-columns-repeated="3"/>
          <table:table-cell office:value-type="string" calcext:value-type="string">
            <text:p>1 – 2</text:p>
          </table:table-cell>
          <table:table-cell office:value-type="float" office:value="53.6973784530667" calcext:value-type="float">
            <text:p>53.6973784530667</text:p>
          </table:table-cell>
          <table:table-cell table:number-columns-repeated="2"/>
          <table:table-cell office:value-type="float" office:value="2.03721111111111" calcext:value-type="float">
            <text:p>2.03721111111111</text:p>
          </table:table-cell>
          <table:table-cell table:number-columns-repeated="2"/>
          <table:table-cell office:value-type="string" calcext:value-type="string">
            <text:p>1 – 2</text:p>
          </table:table-cell>
          <table:table-cell office:value-type="float" office:value="43.69704195375" calcext:value-type="float">
            <text:p>43.69704195375</text:p>
          </table:table-cell>
        </table:table-row>
        <table:table-row table:style-name="ro1">
          <table:table-cell office:value-type="string" calcext:value-type="string">
            <text:p>2 – 3</text:p>
          </table:table-cell>
          <table:table-cell office:value-type="float" office:value="7.70531319201" calcext:value-type="float">
            <text:p>7.70531319201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5.95821342048667" calcext:value-type="float">
            <text:p>5.95821342048667</text:p>
          </table:table-cell>
          <table:table-cell table:number-columns-repeated="4"/>
          <table:table-cell office:value-type="string" calcext:value-type="string">
            <text:p>2 – 3</text:p>
          </table:table-cell>
          <table:table-cell office:value-type="float" office:value="10.7105059349" calcext:value-type="float">
            <text:p>10.7105059349</text:p>
          </table:table-cell>
          <table:table-cell table:number-columns-repeated="2"/>
          <table:table-cell office:value-type="string" calcext:value-type="string">
            <text:p>2 – 3</text:p>
          </table:table-cell>
          <table:table-cell office:value-type="float" office:value="5.07500886709667" calcext:value-type="float">
            <text:p>5.07500886709667</text:p>
          </table:table-cell>
          <table:table-cell table:number-columns-repeated="2"/>
          <table:table-cell office:value-type="string" calcext:value-type="string">
            <text:p>2 – 3</text:p>
          </table:table-cell>
          <table:table-cell office:value-type="float" office:value="7.70531319201" calcext:value-type="float">
            <text:p>7.70531319201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5.51661114379167" calcext:value-type="float">
            <text:p>5.51661114379167</text:p>
          </table:table-cell>
        </table:table-row>
        <table:table-row table:style-name="ro1">
          <table:table-cell office:value-type="string" calcext:value-type="string">
            <text:p>3 – 4</text:p>
          </table:table-cell>
          <table:table-cell office:value-type="float" office:value="4.33347509287" calcext:value-type="float">
            <text:p>4.33347509287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3.80298811849667" calcext:value-type="float">
            <text:p>3.80298811849667</text:p>
          </table:table-cell>
          <table:table-cell table:number-columns-repeated="4"/>
          <table:table-cell office:value-type="string" calcext:value-type="string">
            <text:p>3 – 4</text:p>
          </table:table-cell>
          <table:table-cell office:value-type="float" office:value="3.68168725726333" calcext:value-type="float">
            <text:p>3.68168725726333</text:p>
          </table:table-cell>
          <table:table-cell table:number-columns-repeated="2"/>
          <table:table-cell office:value-type="string" calcext:value-type="string">
            <text:p>3 – 4</text:p>
          </table:table-cell>
          <table:table-cell office:value-type="float" office:value="4.26692176336333" calcext:value-type="float">
            <text:p>4.26692176336333</text:p>
          </table:table-cell>
          <table:table-cell table:number-columns-repeated="2"/>
          <table:table-cell office:value-type="string" calcext:value-type="string">
            <text:p>3 – 4</text:p>
          </table:table-cell>
          <table:table-cell office:value-type="float" office:value="4.00758117506667" calcext:value-type="float">
            <text:p>4.00758117506667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4.03495494093" calcext:value-type="float">
            <text:p>4.03495494093</text:p>
          </table:table-cell>
        </table:table-row>
        <table:table-row table:style-name="ro1">
          <table:table-cell office:value-type="string" calcext:value-type="string">
            <text:p>4 – 5</text:p>
          </table:table-cell>
          <table:table-cell office:value-type="float" office:value="4.72124989439667" calcext:value-type="float">
            <text:p>4.72124989439667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4.21142467863667" calcext:value-type="float">
            <text:p>4.21142467863667</text:p>
          </table:table-cell>
          <table:table-cell table:number-columns-repeated="4"/>
          <table:table-cell office:value-type="string" calcext:value-type="string">
            <text:p>4 – 5</text:p>
          </table:table-cell>
          <table:table-cell office:value-type="float" office:value="6.84152480915667" calcext:value-type="float">
            <text:p>6.84152480915667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04960498737" calcext:value-type="float">
            <text:p>5.04960498737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5.78138735177667" calcext:value-type="float">
            <text:p>5.78138735177667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4.63051483300334" calcext:value-type="float">
            <text:p>4.63051483300334</text:p>
          </table:table-cell>
        </table:table-row>
        <table:table-row table:style-name="ro1">
          <table:table-cell office:value-type="string" calcext:value-type="string">
            <text:p>5 – 6</text:p>
          </table:table-cell>
          <table:table-cell office:value-type="float" office:value="4.84793036977667" calcext:value-type="float">
            <text:p>4.84793036977667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4.27700967505333" calcext:value-type="float">
            <text:p>4.27700967505333</text:p>
          </table:table-cell>
          <table:table-cell table:number-columns-repeated="4"/>
          <table:table-cell office:value-type="string" calcext:value-type="string">
            <text:p>5 – 6</text:p>
          </table:table-cell>
          <table:table-cell office:value-type="float" office:value="2.79355059268" calcext:value-type="float">
            <text:p>2.79355059268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1.29136448291667" calcext:value-type="float">
            <text:p>1.29136448291667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3.82074048122833" calcext:value-type="float">
            <text:p>3.82074048122833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2.784187078985" calcext:value-type="float">
            <text:p>2.784187078985</text:p>
          </table:table-cell>
        </table:table-row>
        <table:table-row table:style-name="ro1">
          <table:table-cell office:value-type="string" calcext:value-type="string">
            <text:p>6 – 7</text:p>
          </table:table-cell>
          <table:table-cell office:value-type="float" office:value="3.79563035249333" calcext:value-type="float">
            <text:p>3.79563035249333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2.93625859127667" calcext:value-type="float">
            <text:p>2.93625859127667</text:p>
          </table:table-cell>
          <table:table-cell table:number-columns-repeated="4"/>
          <table:table-cell office:value-type="string" calcext:value-type="string">
            <text:p>6 – 7</text:p>
          </table:table-cell>
          <table:table-cell office:value-type="float" office:value="0.797036317265667" calcext:value-type="float">
            <text:p>0.797036317265667</text:p>
          </table:table-cell>
          <table:table-cell table:number-columns-repeated="2"/>
          <table:table-cell office:value-type="float" office:value="6.3726" calcext:value-type="float">
            <text:p>6.3726</text:p>
          </table:table-cell>
          <table:table-cell table:number-columns-repeated="3"/>
          <table:table-cell office:value-type="string" calcext:value-type="string">
            <text:p>6 – 7</text:p>
          </table:table-cell>
          <table:table-cell office:value-type="float" office:value="2.2963333348795" calcext:value-type="float">
            <text:p>2.2963333348795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1.69736917912134" calcext:value-type="float">
            <text:p>1.69736917912134</text:p>
          </table:table-cell>
        </table:table-row>
        <table:table-row table:style-name="ro1">
          <table:table-cell office:value-type="string" calcext:value-type="string">
            <text:p>7 – 8</text:p>
          </table:table-cell>
          <table:table-cell office:value-type="float" office:value="1.83660795303333" calcext:value-type="float">
            <text:p>1.83660795303333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1.355559541339" calcext:value-type="float">
            <text:p>1.355559541339</text:p>
          </table:table-cell>
          <table:table-cell table:number-columns-repeated="4"/>
          <table:table-cell office:value-type="float" office:value="7.7579" calcext:value-type="float">
            <text:p>7.7579</text:p>
          </table:table-cell>
          <table:table-cell table:number-columns-repeated="3"/>
          <table:table-cell office:value-type="string" calcext:value-type="string">
            <text:p>6 – 7</text:p>
          </table:table-cell>
          <table:table-cell office:value-type="float" office:value="0.458479766966" calcext:value-type="float">
            <text:p>0.458479766966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1.11074230715317" calcext:value-type="float">
            <text:p>1.11074230715317</text:p>
          </table:table-cell>
          <table:table-cell/>
          <table:table-cell office:value-type="float" office:value="7.57385555555556" calcext:value-type="float">
            <text:p>7.57385555555556</text:p>
          </table:table-cell>
          <table:table-cell/>
        </table:table-row>
        <table:table-row table:style-name="ro1">
          <table:table-cell office:value-type="string" calcext:value-type="string">
            <text:p>8 – 9</text:p>
          </table:table-cell>
          <table:table-cell office:value-type="float" office:value="0.690704199578" calcext:value-type="float">
            <text:p>0.690704199578</text:p>
          </table:table-cell>
          <table:table-cell/>
          <table:table-cell office:value-type="float" office:value="8.59106666666667" calcext:value-type="float">
            <text:p>8.59106666666667</text:p>
          </table:table-cell>
          <table:table-cell table:number-columns-repeated="5"/>
          <table:table-cell office:value-type="string" calcext:value-type="string">
            <text:p>7 – 8</text:p>
          </table:table-cell>
          <table:table-cell office:value-type="float" office:value="0.384876661273" calcext:value-type="float">
            <text:p>0.384876661273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0.240624454048333" calcext:value-type="float">
            <text:p>0.240624454048333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0.479369593326833" calcext:value-type="float">
            <text:p>0.479369593326833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0.798091997693667" calcext:value-type="float">
            <text:p>0.798091997693667</text:p>
          </table:table-cell>
        </table:table-row>
        <table:table-row table:style-name="ro1">
          <table:table-cell office:value-type="float" office:value="10.9603666666667" calcext:value-type="float">
            <text:p>10.960366666666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0.486784138460667" calcext:value-type="float">
            <text:p>0.486784138460667</text:p>
          </table:table-cell>
          <table:table-cell table:number-columns-repeated="4"/>
          <table:table-cell office:value-type="string" calcext:value-type="string">
            <text:p>8 – 9</text:p>
          </table:table-cell>
          <table:table-cell office:value-type="float" office:value="0.268034987075667" calcext:value-type="float">
            <text:p>0.268034987075667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0.167854732738333" calcext:value-type="float">
            <text:p>0.167854732738333</text:p>
          </table:table-cell>
          <table:table-cell table:number-columns-repeated="2"/>
          <table:table-cell office:value-type="float" office:value="9.10311111111111" calcext:value-type="float">
            <text:p>9.10311111111111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0.3273194355995" calcext:value-type="float">
            <text:p>0.3273194355995</text:p>
          </table:table-cell>
        </table:table-row>
        <table:table-row table:style-name="ro1">
          <table:table-cell office:value-type="string" calcext:value-type="string">
            <text:p>&gt; 11</text:p>
          </table:table-cell>
          <table:table-cell office:value-type="float" office:value="1.50204544083667" calcext:value-type="float">
            <text:p>1.50204544083667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1.05304921397" calcext:value-type="float">
            <text:p>1.05304921397</text:p>
          </table:table-cell>
          <table:table-cell table:number-columns-repeated="4"/>
          <table:table-cell office:value-type="string" calcext:value-type="string">
            <text:p>&gt; 9</text:p>
          </table:table-cell>
          <table:table-cell office:value-type="float" office:value="0.654635854164667" calcext:value-type="float">
            <text:p>0.654635854164667</text:p>
          </table:table-cell>
          <table:table-cell table:number-columns-repeated="2"/>
          <table:table-cell office:value-type="string" calcext:value-type="string">
            <text:p>&gt; 9</text:p>
          </table:table-cell>
          <table:table-cell office:value-type="float" office:value="0.364675729538333" calcext:value-type="float">
            <text:p>0.364675729538333</text:p>
          </table:table-cell>
          <table:table-cell table:number-columns-repeated="2"/>
          <table:table-cell office:value-type="string" calcext:value-type="string">
            <text:p>&gt; 9.1</text:p>
          </table:table-cell>
          <table:table-cell office:value-type="float" office:value="1.07834064750067" calcext:value-type="float">
            <text:p>1.07834064750067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0.708862471754166" calcext:value-type="float">
            <text:p>0.708862471754166</text:p>
          </table:table-cell>
        </table:table-row>
        <table:table-row table:style-name="ro1" table:number-rows-repeated="5">
          <table:table-cell table:number-columns-repeated="22"/>
        </table:table-row>
        <table:table-row table:style-name="ro1">
          <table:table-cell office:value-type="string" calcext:value-type="string">
            <text:p>0 – 1</text:p>
          </table:table-cell>
          <table:table-cell office:value-type="float" office:value="26.0166724916667" calcext:value-type="float">
            <text:p>26.0166724916667</text:p>
          </table:table-cell>
          <table:table-cell office:value-type="float" office:value="42.2220071678333" calcext:value-type="float">
            <text:p>42.2220071678333</text:p>
          </table:table-cell>
          <table:table-cell table:number-columns-repeated="2"/>
          <table:table-cell office:value-type="string" calcext:value-type="string">
            <text:p>0 – 1</text:p>
          </table:table-cell>
          <table:table-cell office:value-type="float" office:value="2.21661311506667" calcext:value-type="float">
            <text:p>2.21661311506667</text:p>
          </table:table-cell>
          <table:table-cell office:value-type="float" office:value="29.3880867629" calcext:value-type="float">
            <text:p>29.3880867629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14.1166428033667" calcext:value-type="float">
            <text:p>14.1166428033667</text:p>
          </table:table-cell>
          <table:table-cell office:value-type="float" office:value="35.8050469653667" calcext:value-type="float">
            <text:p>35.8050469653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– 2</text:p>
          </table:table-cell>
          <table:table-cell office:value-type="float" office:value="44.5503710133667" calcext:value-type="float">
            <text:p>44.5503710133667</text:p>
          </table:table-cell>
          <table:table-cell office:value-type="float" office:value="33.6967054544333" calcext:value-type="float">
            <text:p>33.6967054544333</text:p>
          </table:table-cell>
          <table:table-cell table:number-columns-repeated="2"/>
          <table:table-cell office:value-type="string" calcext:value-type="string">
            <text:p>1 – 2</text:p>
          </table:table-cell>
          <table:table-cell office:value-type="float" office:value="71.6515344711667" calcext:value-type="float">
            <text:p>71.6515344711667</text:p>
          </table:table-cell>
          <table:table-cell office:value-type="float" office:value="53.6973784530667" calcext:value-type="float">
            <text:p>53.6973784530667</text:p>
          </table:table-cell>
          <table:table-cell/>
          <table:table-cell office:value-type="string" calcext:value-type="string">
            <text:p>1 – 2</text:p>
          </table:table-cell>
          <table:table-cell office:value-type="float" office:value="58.1009527422667" calcext:value-type="float">
            <text:p>58.1009527422667</text:p>
          </table:table-cell>
          <table:table-cell office:value-type="float" office:value="43.69704195375" calcext:value-type="float">
            <text:p>43.69704195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– 3</text:p>
          </table:table-cell>
          <table:table-cell office:value-type="float" office:value="7.70531319201" calcext:value-type="float">
            <text:p>7.70531319201</text:p>
          </table:table-cell>
          <table:table-cell office:value-type="float" office:value="5.95821342048667" calcext:value-type="float">
            <text:p>5.95821342048667</text:p>
          </table:table-cell>
          <table:table-cell table:number-columns-repeated="2"/>
          <table:table-cell office:value-type="string" calcext:value-type="string">
            <text:p>2 – 3</text:p>
          </table:table-cell>
          <table:table-cell office:value-type="float" office:value="10.7105059349" calcext:value-type="float">
            <text:p>10.7105059349</text:p>
          </table:table-cell>
          <table:table-cell office:value-type="float" office:value="5.07500886709667" calcext:value-type="float">
            <text:p>5.07500886709667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7.70531319201" calcext:value-type="float">
            <text:p>7.70531319201</text:p>
          </table:table-cell>
          <table:table-cell office:value-type="float" office:value="5.51661114379167" calcext:value-type="float">
            <text:p>5.516611143791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 – 4</text:p>
          </table:table-cell>
          <table:table-cell office:value-type="float" office:value="4.33347509287" calcext:value-type="float">
            <text:p>4.33347509287</text:p>
          </table:table-cell>
          <table:table-cell office:value-type="float" office:value="3.80298811849667" calcext:value-type="float">
            <text:p>3.80298811849667</text:p>
          </table:table-cell>
          <table:table-cell table:number-columns-repeated="2"/>
          <table:table-cell office:value-type="string" calcext:value-type="string">
            <text:p>3 – 4</text:p>
          </table:table-cell>
          <table:table-cell office:value-type="float" office:value="3.68168725726333" calcext:value-type="float">
            <text:p>3.68168725726333</text:p>
          </table:table-cell>
          <table:table-cell office:value-type="float" office:value="4.26692176336333" calcext:value-type="float">
            <text:p>4.26692176336333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4.00758117506667" calcext:value-type="float">
            <text:p>4.00758117506667</text:p>
          </table:table-cell>
          <table:table-cell office:value-type="float" office:value="4.03495494093" calcext:value-type="float">
            <text:p>4.034954940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 – 5</text:p>
          </table:table-cell>
          <table:table-cell office:value-type="float" office:value="4.72124989439667" calcext:value-type="float">
            <text:p>4.72124989439667</text:p>
          </table:table-cell>
          <table:table-cell office:value-type="float" office:value="4.21142467863667" calcext:value-type="float">
            <text:p>4.21142467863667</text:p>
          </table:table-cell>
          <table:table-cell table:number-columns-repeated="2"/>
          <table:table-cell office:value-type="string" calcext:value-type="string">
            <text:p>4 – 5</text:p>
          </table:table-cell>
          <table:table-cell office:value-type="float" office:value="6.84152480915667" calcext:value-type="float">
            <text:p>6.84152480915667</text:p>
          </table:table-cell>
          <table:table-cell office:value-type="float" office:value="5.04960498737" calcext:value-type="float">
            <text:p>5.04960498737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5.78138735177667" calcext:value-type="float">
            <text:p>5.78138735177667</text:p>
          </table:table-cell>
          <table:table-cell office:value-type="float" office:value="4.63051483300334" calcext:value-type="float">
            <text:p>4.63051483300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 – 6</text:p>
          </table:table-cell>
          <table:table-cell office:value-type="float" office:value="4.84793036977667" calcext:value-type="float">
            <text:p>4.84793036977667</text:p>
          </table:table-cell>
          <table:table-cell office:value-type="float" office:value="4.27700967505333" calcext:value-type="float">
            <text:p>4.27700967505333</text:p>
          </table:table-cell>
          <table:table-cell table:number-columns-repeated="2"/>
          <table:table-cell office:value-type="string" calcext:value-type="string">
            <text:p>5 – 6</text:p>
          </table:table-cell>
          <table:table-cell office:value-type="float" office:value="2.79355059268" calcext:value-type="float">
            <text:p>2.79355059268</text:p>
          </table:table-cell>
          <table:table-cell office:value-type="float" office:value="1.29136448291667" calcext:value-type="float">
            <text:p>1.29136448291667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3.82074048122833" calcext:value-type="float">
            <text:p>3.82074048122833</text:p>
          </table:table-cell>
          <table:table-cell office:value-type="float" office:value="2.784187078985" calcext:value-type="float">
            <text:p>2.784187078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– 7</text:p>
          </table:table-cell>
          <table:table-cell office:value-type="float" office:value="3.79563035249333" calcext:value-type="float">
            <text:p>3.79563035249333</text:p>
          </table:table-cell>
          <table:table-cell office:value-type="float" office:value="2.93625859127667" calcext:value-type="float">
            <text:p>2.93625859127667</text:p>
          </table:table-cell>
          <table:table-cell table:number-columns-repeated="2"/>
          <table:table-cell office:value-type="string" calcext:value-type="string">
            <text:p>6 – 7</text:p>
          </table:table-cell>
          <table:table-cell office:value-type="float" office:value="0.797036317265667" calcext:value-type="float">
            <text:p>0.797036317265667</text:p>
          </table:table-cell>
          <table:table-cell office:value-type="float" office:value="0.458479766966" calcext:value-type="float">
            <text:p>0.458479766966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2.2963333348795" calcext:value-type="float">
            <text:p>2.2963333348795</text:p>
          </table:table-cell>
          <table:table-cell office:value-type="float" office:value="1.69736917912134" calcext:value-type="float">
            <text:p>1.697369179121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 – 8</text:p>
          </table:table-cell>
          <table:table-cell office:value-type="float" office:value="1.83660795303333" calcext:value-type="float">
            <text:p>1.83660795303333</text:p>
          </table:table-cell>
          <table:table-cell office:value-type="float" office:value="1.355559541339" calcext:value-type="float">
            <text:p>1.355559541339</text:p>
          </table:table-cell>
          <table:table-cell table:number-columns-repeated="2"/>
          <table:table-cell office:value-type="string" calcext:value-type="string">
            <text:p>7 – 8</text:p>
          </table:table-cell>
          <table:table-cell office:value-type="float" office:value="0.384876661273" calcext:value-type="float">
            <text:p>0.384876661273</text:p>
          </table:table-cell>
          <table:table-cell office:value-type="float" office:value="0.240624454048333" calcext:value-type="float">
            <text:p>0.240624454048333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1.11074230715317" calcext:value-type="float">
            <text:p>1.11074230715317</text:p>
          </table:table-cell>
          <table:table-cell office:value-type="float" office:value="0.798091997693667" calcext:value-type="float">
            <text:p>0.7980919976936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 – 9</text:p>
          </table:table-cell>
          <table:table-cell office:value-type="float" office:value="0.690704199578" calcext:value-type="float">
            <text:p>0.690704199578</text:p>
          </table:table-cell>
          <table:table-cell office:value-type="float" office:value="0.486784138460667" calcext:value-type="float">
            <text:p>0.486784138460667</text:p>
          </table:table-cell>
          <table:table-cell table:number-columns-repeated="2"/>
          <table:table-cell office:value-type="string" calcext:value-type="string">
            <text:p>8 – 9</text:p>
          </table:table-cell>
          <table:table-cell office:value-type="float" office:value="0.268034987075667" calcext:value-type="float">
            <text:p>0.268034987075667</text:p>
          </table:table-cell>
          <table:table-cell office:value-type="float" office:value="0.167854732738333" calcext:value-type="float">
            <text:p>0.167854732738333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0.479369593326833" calcext:value-type="float">
            <text:p>0.479369593326833</text:p>
          </table:table-cell>
          <table:table-cell office:value-type="float" office:value="0.3273194355995" calcext:value-type="float">
            <text:p>0.3273194355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gt; 9</text:p>
          </table:table-cell>
          <table:table-cell office:value-type="float" office:value="1.50204544083667" calcext:value-type="float">
            <text:p>1.50204544083667</text:p>
          </table:table-cell>
          <table:table-cell office:value-type="float" office:value="1.05304921397" calcext:value-type="float">
            <text:p>1.05304921397</text:p>
          </table:table-cell>
          <table:table-cell table:number-columns-repeated="2"/>
          <table:table-cell office:value-type="string" calcext:value-type="string">
            <text:p>&gt; 9</text:p>
          </table:table-cell>
          <table:table-cell office:value-type="float" office:value="0.654635854164667" calcext:value-type="float">
            <text:p>0.654635854164667</text:p>
          </table:table-cell>
          <table:table-cell office:value-type="float" office:value="0.364675729538333" calcext:value-type="float">
            <text:p>0.364675729538333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1.07834064750067" calcext:value-type="float">
            <text:p>1.07834064750067</text:p>
          </table:table-cell>
          <table:table-cell office:value-type="float" office:value="0.708862471754166" calcext:value-type="float">
            <text:p>0.708862471754166</text:p>
          </table:table-cell>
          <table:table-cell table:number-columns-repeated="1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table:number-columns-repeated="4"/>
          <table:table-cell office:value-type="string" calcext:value-type="string">
            <text:p>mw2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– 0.99</text:p>
          </table:table-cell>
          <table:table-cell office:value-type="float" office:value="25.0383824059333" calcext:value-type="float">
            <text:p>25.0383824059333</text:p>
          </table:table-cell>
          <table:table-cell/>
          <table:table-cell office:value-type="string" calcext:value-type="string">
            <text:p>0 – 0.84</text:p>
          </table:table-cell>
          <table:table-cell office:value-type="float" office:value="25.2742913068" calcext:value-type="float">
            <text:p>25.2742913068</text:p>
          </table:table-cell>
          <table:table-cell office:value-type="float" office:value="23.606557377" calcext:value-type="float">
            <text:p>23.606557377</text:p>
          </table:table-cell>
          <table:table-cell office:value-type="float" office:value="25.6866335339" calcext:value-type="float">
            <text:p>25.6866335339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2.21661311506667" calcext:value-type="float">
            <text:p>2.21661311506667</text:p>
          </table:table-cell>
          <table:table-cell/>
          <table:table-cell office:value-type="string" calcext:value-type="string">
            <text:p>0 – 0.97</text:p>
          </table:table-cell>
          <table:table-cell office:value-type="float" office:value="25.1967807683667" calcext:value-type="float">
            <text:p>25.1967807683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99 – 1</text:p>
          </table:table-cell>
          <table:table-cell office:value-type="float" office:value="1.5637696018595" calcext:value-type="float">
            <text:p>1.5637696018595</text:p>
          </table:table-cell>
          <table:table-cell/>
          <table:table-cell office:value-type="string" calcext:value-type="string">
            <text:p>0 – 1</text:p>
          </table:table-cell>
          <table:table-cell office:value-type="float" office:value="16.9227863533" calcext:value-type="float">
            <text:p>16.9227863533</text:p>
          </table:table-cell>
          <table:table-cell office:value-type="float" office:value="17.3770491803" calcext:value-type="float">
            <text:p>17.3770491803</text:p>
          </table:table-cell>
          <table:table-cell office:value-type="float" office:value="17.7987037521" calcext:value-type="float">
            <text:p>17.7987037521</text:p>
          </table:table-cell>
          <table:table-cell/>
          <table:table-cell office:value-type="string" calcext:value-type="string">
            <text:p>1 – 1.26</text:p>
          </table:table-cell>
          <table:table-cell office:value-type="float" office:value="22.4376192103667" calcext:value-type="float">
            <text:p>22.4376192103667</text:p>
          </table:table-cell>
          <table:table-cell/>
          <table:table-cell office:value-type="string" calcext:value-type="string">
            <text:p>0.97 – 1</text:p>
          </table:table-cell>
          <table:table-cell office:value-type="float" office:value="4.19130599455667" calcext:value-type="float">
            <text:p>4.19130599455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 – 1.29</text:p>
          </table:table-cell>
          <table:table-cell office:value-type="float" office:value="23.9482288605" calcext:value-type="float">
            <text:p>23.9482288605</text:p>
          </table:table-cell>
          <table:table-cell/>
          <table:table-cell office:value-type="string" calcext:value-type="string">
            <text:p>1 – 1.1</text:p>
          </table:table-cell>
          <table:table-cell office:value-type="float" office:value="7.78832781031" calcext:value-type="float">
            <text:p>7.78832781031</text:p>
          </table:table-cell>
          <table:table-cell office:value-type="float" office:value="8.32369013179" calcext:value-type="float">
            <text:p>8.32369013179</text:p>
          </table:table-cell>
          <table:table-cell office:value-type="float" office:value="8.34568547098" calcext:value-type="float">
            <text:p>8.34568547098</text:p>
          </table:table-cell>
          <table:table-cell/>
          <table:table-cell office:value-type="string" calcext:value-type="string">
            <text:p>1.26 – 1.51</text:p>
          </table:table-cell>
          <table:table-cell office:value-type="float" office:value="24.8559817952333" calcext:value-type="float">
            <text:p>24.8559817952333</text:p>
          </table:table-cell>
          <table:table-cell/>
          <table:table-cell office:value-type="string" calcext:value-type="string">
            <text:p>1 – 1.17</text:p>
          </table:table-cell>
          <table:table-cell office:value-type="float" office:value="20.5701923226667" calcext:value-type="float">
            <text:p>20.570192322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.29 – 2</text:p>
          </table:table-cell>
          <table:table-cell office:value-type="float" office:value="20.6021421528333" calcext:value-type="float">
            <text:p>20.6021421528333</text:p>
          </table:table-cell>
          <table:table-cell/>
          <table:table-cell office:value-type="string" calcext:value-type="string">
            <text:p>1.1 – 2</text:p>
          </table:table-cell>
          <table:table-cell office:value-type="float" office:value="24.8707954877" calcext:value-type="float">
            <text:p>24.8707954877</text:p>
          </table:table-cell>
          <table:table-cell office:value-type="float" office:value="25.9514625522" calcext:value-type="float">
            <text:p>25.9514625522</text:p>
          </table:table-cell>
          <table:table-cell office:value-type="float" office:value="25.8101549103" calcext:value-type="float">
            <text:p>25.8101549103</text:p>
          </table:table-cell>
          <table:table-cell/>
          <table:table-cell office:value-type="string" calcext:value-type="string">
            <text:p>1.51 – 2</text:p>
          </table:table-cell>
          <table:table-cell office:value-type="float" office:value="24.3579334656333" calcext:value-type="float">
            <text:p>24.3579334656333</text:p>
          </table:table-cell>
          <table:table-cell/>
          <table:table-cell office:value-type="string" calcext:value-type="string">
            <text:p>1.17 – 1.58</text:p>
          </table:table-cell>
          <table:table-cell office:value-type="float" office:value="24.9606988874" calcext:value-type="float">
            <text:p>24.96069888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 – 2.69</text:p>
          </table:table-cell>
          <table:table-cell office:value-type="float" office:value="4.41802150380333" calcext:value-type="float">
            <text:p>4.41802150380333</text:p>
          </table:table-cell>
          <table:table-cell/>
          <table:table-cell office:value-type="string" calcext:value-type="string">
            <text:p>2 – 2.01</text:p>
          </table:table-cell>
          <table:table-cell office:value-type="float" office:value="0.101303205646" calcext:value-type="float">
            <text:p>0.101303205646</text:p>
          </table:table-cell>
          <table:table-cell office:value-type="float" office:value="0.109289617486" calcext:value-type="float">
            <text:p>0.109289617486</text:p>
          </table:table-cell>
          <table:table-cell office:value-type="float" office:value="0.127880954457" calcext:value-type="float">
            <text:p>0.127880954457</text:p>
          </table:table-cell>
          <table:table-cell/>
          <table:table-cell office:value-type="string" calcext:value-type="string">
            <text:p>2 – 2.04</text:p>
          </table:table-cell>
          <table:table-cell office:value-type="float" office:value="1.010047462793" calcext:value-type="float">
            <text:p>1.010047462793</text:p>
          </table:table-cell>
          <table:table-cell/>
          <table:table-cell office:value-type="string" calcext:value-type="string">
            <text:p>1.58 – 2</text:p>
          </table:table-cell>
          <table:table-cell office:value-type="float" office:value="8.16648724301" calcext:value-type="float">
            <text:p>8.16648724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.69 – 3</text:p>
          </table:table-cell>
          <table:table-cell office:value-type="float" office:value="3.28729168820667" calcext:value-type="float">
            <text:p>3.28729168820667</text:p>
          </table:table-cell>
          <table:table-cell/>
          <table:table-cell office:value-type="string" calcext:value-type="string">
            <text:p>2.01 – 3</text:p>
          </table:table-cell>
          <table:table-cell office:value-type="float" office:value="5.39310794801" calcext:value-type="float">
            <text:p>5.39310794801</text:p>
          </table:table-cell>
          <table:table-cell office:value-type="float" office:value="6.18932819029" calcext:value-type="float">
            <text:p>6.18932819029</text:p>
          </table:table-cell>
          <table:table-cell office:value-type="float" office:value="5.95373034557" calcext:value-type="float">
            <text:p>5.95373034557</text:p>
          </table:table-cell>
          <table:table-cell/>
          <table:table-cell office:value-type="string" calcext:value-type="string">
            <text:p>2.04 – 3</text:p>
          </table:table-cell>
          <table:table-cell office:value-type="float" office:value="9.70045847207667" calcext:value-type="float">
            <text:p>9.70045847207667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5.07500886709667" calcext:value-type="float">
            <text:p>5.07500886709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 – 4</text:p>
          </table:table-cell>
          <table:table-cell office:value-type="float" office:value="4.33347509287" calcext:value-type="float">
            <text:p>4.33347509287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3.43400697103" calcext:value-type="float">
            <text:p>3.43400697103</text:p>
          </table:table-cell>
          <table:table-cell office:value-type="float" office:value="4.00192864031" calcext:value-type="float">
            <text:p>4.00192864031</text:p>
          </table:table-cell>
          <table:table-cell office:value-type="float" office:value="3.97302874415" calcext:value-type="float">
            <text:p>3.97302874415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3.68168725726333" calcext:value-type="float">
            <text:p>3.68168725726333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4.26692176336333" calcext:value-type="float">
            <text:p>4.26692176336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 – 5</text:p>
          </table:table-cell>
          <table:table-cell office:value-type="float" office:value="4.72124989439667" calcext:value-type="float">
            <text:p>4.72124989439667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4.28564069985" calcext:value-type="float">
            <text:p>4.28564069985</text:p>
          </table:table-cell>
          <table:table-cell office:value-type="float" office:value="4.2012214722" calcext:value-type="float">
            <text:p>4.2012214722</text:p>
          </table:table-cell>
          <table:table-cell office:value-type="float" office:value="4.14741186386" calcext:value-type="float">
            <text:p>4.14741186386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6.84152480915667" calcext:value-type="float">
            <text:p>6.84152480915667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5.04960498737" calcext:value-type="float">
            <text:p>5.04960498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 – 6</text:p>
          </table:table-cell>
          <table:table-cell office:value-type="float" office:value="4.84793036977667" calcext:value-type="float">
            <text:p>4.84793036977667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4.92951700692" calcext:value-type="float">
            <text:p>4.92951700692</text:p>
          </table:table-cell>
          <table:table-cell office:value-type="float" office:value="4.20604307297" calcext:value-type="float">
            <text:p>4.20604307297</text:p>
          </table:table-cell>
          <table:table-cell office:value-type="float" office:value="3.69546894527" calcext:value-type="float">
            <text:p>3.69546894527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2.79355059268" calcext:value-type="float">
            <text:p>2.79355059268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1.29136448291667" calcext:value-type="float">
            <text:p>1.29136448291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 – 7</text:p>
          </table:table-cell>
          <table:table-cell office:value-type="float" office:value="3.79563035249333" calcext:value-type="float">
            <text:p>3.79563035249333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3.60227331261" calcext:value-type="float">
            <text:p>3.60227331261</text:p>
          </table:table-cell>
          <table:table-cell office:value-type="float" office:value="2.98457087753" calcext:value-type="float">
            <text:p>2.98457087753</text:p>
          </table:table-cell>
          <table:table-cell office:value-type="float" office:value="2.22193158369" calcext:value-type="float">
            <text:p>2.22193158369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0.797036317265667" calcext:value-type="float">
            <text:p>0.797036317265667</text:p>
          </table:table-cell>
          <table:table-cell/>
          <table:table-cell office:value-type="string" calcext:value-type="string">
            <text:p>6 – 6.37</text:p>
          </table:table-cell>
          <table:table-cell office:value-type="float" office:value="0.223648605588333" calcext:value-type="float">
            <text:p>0.223648605588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7 – 8</text:p>
          </table:table-cell>
          <table:table-cell office:value-type="float" office:value="1.83660795303333" calcext:value-type="float">
            <text:p>1.83660795303333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1.67236139489" calcext:value-type="float">
            <text:p>1.67236139489</text:p>
          </table:table-cell>
          <table:table-cell office:value-type="float" office:value="1.40469302475" calcext:value-type="float">
            <text:p>1.40469302475</text:p>
          </table:table-cell>
          <table:table-cell office:value-type="float" office:value="0.989624204377" calcext:value-type="float">
            <text:p>0.989624204377</text:p>
          </table:table-cell>
          <table:table-cell/>
          <table:table-cell office:value-type="string" calcext:value-type="string">
            <text:p>7 – 7.76</text:p>
          </table:table-cell>
          <table:table-cell office:value-type="float" office:value="0.309062519059" calcext:value-type="float">
            <text:p>0.309062519059</text:p>
          </table:table-cell>
          <table:table-cell/>
          <table:table-cell office:value-type="string" calcext:value-type="string">
            <text:p>6.37 – 7</text:p>
          </table:table-cell>
          <table:table-cell office:value-type="float" office:value="0.234831161377667" calcext:value-type="float">
            <text:p>0.234831161377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 – 9</text:p>
          </table:table-cell>
          <table:table-cell office:value-type="float" office:value="0.690704199578" calcext:value-type="float">
            <text:p>0.690704199578</text:p>
          </table:table-cell>
          <table:table-cell/>
          <table:table-cell office:value-type="string" calcext:value-type="string">
            <text:p>8 – 8.59</text:p>
          </table:table-cell>
          <table:table-cell office:value-type="float" office:value="0.558026132793" calcext:value-type="float">
            <text:p>0.558026132793</text:p>
          </table:table-cell>
          <table:table-cell office:value-type="float" office:value="0.544840887175" calcext:value-type="float">
            <text:p>0.544840887175</text:p>
          </table:table-cell>
          <table:table-cell office:value-type="float" office:value="0.357485395414" calcext:value-type="float">
            <text:p>0.357485395414</text:p>
          </table:table-cell>
          <table:table-cell/>
          <table:table-cell office:value-type="string" calcext:value-type="string">
            <text:p>7.76 – 8</text:p>
          </table:table-cell>
          <table:table-cell office:value-type="float" office:value="0.0758141422139667" calcext:value-type="float">
            <text:p>0.075814142213967</text:p>
          </table:table-cell>
          <table:table-cell/>
          <table:table-cell office:value-type="string" calcext:value-type="string">
            <text:p>7 – 8</text:p>
          </table:table-cell>
          <table:table-cell office:value-type="float" office:value="0.240624454048333" calcext:value-type="float">
            <text:p>0.240624454048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9 – 10.96</text:p>
          </table:table-cell>
          <table:table-cell office:value-type="float" office:value="0.501889344958667" calcext:value-type="float">
            <text:p>0.501889344958667</text:p>
          </table:table-cell>
          <table:table-cell/>
          <table:table-cell office:value-type="string" calcext:value-type="string">
            <text:p>8.59 – 9</text:p>
          </table:table-cell>
          <table:table-cell office:value-type="float" office:value="0.0806991638193" calcext:value-type="float">
            <text:p>0.0806991638193</text:p>
          </table:table-cell>
          <table:table-cell office:value-type="float" office:value="0.131790421086" calcext:value-type="float">
            <text:p>0.131790421086</text:p>
          </table:table-cell>
          <table:table-cell office:value-type="float" office:value="0.066846862557" calcext:value-type="float">
            <text:p>0.066846862557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0.268034987075667" calcext:value-type="float">
            <text:p>0.268034987075667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0.167854732738333" calcext:value-type="float">
            <text:p>0.167854732738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 10.96</text:p>
          </table:table-cell>
          <table:table-cell office:value-type="float" office:value="1.00015609587733" calcext:value-type="float">
            <text:p>1.00015609587733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1.08686320633" calcext:value-type="float">
            <text:p>1.08686320633</text:p>
          </table:table-cell>
          <table:table-cell office:value-type="float" office:value="0.967534554806" calcext:value-type="float">
            <text:p>0.967534554806</text:p>
          </table:table-cell>
          <table:table-cell office:value-type="float" office:value="0.825413433313" calcext:value-type="float">
            <text:p>0.825413433313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0.654635854164667" calcext:value-type="float">
            <text:p>0.654635854164667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0.364675729538333" calcext:value-type="float">
            <text:p>0.364675729538333</text:p>
          </table:table-cell>
          <table:table-cell table:number-columns-repeated="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1 + 2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 – 1</text:p>
          </table:table-cell>
          <table:table-cell office:value-type="float" office:value="14.1166428033667" calcext:value-type="float">
            <text:p>14.1166428033667</text:p>
          </table:table-cell>
          <table:table-cell/>
          <table:table-cell office:value-type="string" calcext:value-type="string">
            <text:p>0 – 0.9</text:p>
          </table:table-cell>
          <table:table-cell office:value-type="float" office:value="23.7686233475167" calcext:value-type="float">
            <text:p>23.76862334751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– 1.13</text:p>
          </table:table-cell>
          <table:table-cell office:value-type="float" office:value="10.5702570817333" calcext:value-type="float">
            <text:p>10.5702570817333</text:p>
          </table:table-cell>
          <table:table-cell/>
          <table:table-cell office:value-type="string" calcext:value-type="string">
            <text:p>0.9 – 1</text:p>
          </table:table-cell>
          <table:table-cell office:value-type="float" office:value="12.03642361785" calcext:value-type="float">
            <text:p>12.036423617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13 – 1.4</text:p>
          </table:table-cell>
          <table:table-cell office:value-type="float" office:value="22.7753610484833" calcext:value-type="float">
            <text:p>22.7753610484833</text:p>
          </table:table-cell>
          <table:table-cell/>
          <table:table-cell office:value-type="string" calcext:value-type="string">
            <text:p>1 – 1.13</text:p>
          </table:table-cell>
          <table:table-cell office:value-type="float" office:value="13.29506824908" calcext:value-type="float">
            <text:p>13.295068249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.4 – 2</text:p>
          </table:table-cell>
          <table:table-cell office:value-type="float" office:value="24.7553346120333" calcext:value-type="float">
            <text:p>24.7553346120333</text:p>
          </table:table-cell>
          <table:table-cell/>
          <table:table-cell office:value-type="string" calcext:value-type="string">
            <text:p>1 – 1.79</text:p>
          </table:table-cell>
          <table:table-cell office:value-type="float" office:value="27.7096652677833" calcext:value-type="float">
            <text:p>27.70966526778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 – 2.36</text:p>
          </table:table-cell>
          <table:table-cell office:value-type="float" office:value="5.03832742220167" calcext:value-type="float">
            <text:p>5.03832742220167</text:p>
          </table:table-cell>
          <table:table-cell/>
          <table:table-cell office:value-type="string" calcext:value-type="string">
            <text:p>1.79 – 2</text:p>
          </table:table-cell>
          <table:table-cell office:value-type="float" office:value="2.6923084369" calcext:value-type="float">
            <text:p>2.69230843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.36 – 3</text:p>
          </table:table-cell>
          <table:table-cell office:value-type="float" office:value="4.169582141245" calcext:value-type="float">
            <text:p>4.169582141245</text:p>
          </table:table-cell>
          <table:table-cell/>
          <table:table-cell office:value-type="string" calcext:value-type="string">
            <text:p>2 – 3</text:p>
          </table:table-cell>
          <table:table-cell office:value-type="float" office:value="5.51661114379167" calcext:value-type="float">
            <text:p>5.516611143791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 – 4</text:p>
          </table:table-cell>
          <table:table-cell office:value-type="float" office:value="4.00758117506667" calcext:value-type="float">
            <text:p>4.00758117506667</text:p>
          </table:table-cell>
          <table:table-cell/>
          <table:table-cell office:value-type="string" calcext:value-type="string">
            <text:p>3 – 4</text:p>
          </table:table-cell>
          <table:table-cell office:value-type="float" office:value="4.03495494093" calcext:value-type="float">
            <text:p>4.034954940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 – 5</text:p>
          </table:table-cell>
          <table:table-cell office:value-type="float" office:value="5.78138735177667" calcext:value-type="float">
            <text:p>5.78138735177667</text:p>
          </table:table-cell>
          <table:table-cell/>
          <table:table-cell office:value-type="string" calcext:value-type="string">
            <text:p>4 – 5</text:p>
          </table:table-cell>
          <table:table-cell office:value-type="float" office:value="4.63051483300333" calcext:value-type="float">
            <text:p>4.630514833003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 – 6</text:p>
          </table:table-cell>
          <table:table-cell office:value-type="float" office:value="3.82074048122833" calcext:value-type="float">
            <text:p>3.82074048122833</text:p>
          </table:table-cell>
          <table:table-cell/>
          <table:table-cell office:value-type="string" calcext:value-type="string">
            <text:p>5 – 6</text:p>
          </table:table-cell>
          <table:table-cell office:value-type="float" office:value="2.784187078985" calcext:value-type="float">
            <text:p>2.78418707898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 – 7</text:p>
          </table:table-cell>
          <table:table-cell office:value-type="float" office:value="2.2963333348795" calcext:value-type="float">
            <text:p>2.2963333348795</text:p>
          </table:table-cell>
          <table:table-cell/>
          <table:table-cell office:value-type="string" calcext:value-type="string">
            <text:p>6 – 7</text:p>
          </table:table-cell>
          <table:table-cell office:value-type="float" office:value="1.69736917912133" calcext:value-type="float">
            <text:p>1.697369179121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 – 8</text:p>
          </table:table-cell>
          <table:table-cell office:value-type="float" office:value="1.11074230715317" calcext:value-type="float">
            <text:p>1.11074230715317</text:p>
          </table:table-cell>
          <table:table-cell/>
          <table:table-cell office:value-type="string" calcext:value-type="string">
            <text:p>7 – 7.06</text:p>
          </table:table-cell>
          <table:table-cell office:value-type="float" office:value="0.0627271286080833" calcext:value-type="float">
            <text:p>0.0627271286080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 – 9</text:p>
          </table:table-cell>
          <table:table-cell office:value-type="float" office:value="0.479369593326833" calcext:value-type="float">
            <text:p>0.479369593326833</text:p>
          </table:table-cell>
          <table:table-cell/>
          <table:table-cell office:value-type="string" calcext:value-type="string">
            <text:p>7 .06 – 8</text:p>
          </table:table-cell>
          <table:table-cell office:value-type="float" office:value="0.735364869086667" calcext:value-type="float">
            <text:p>0.7353648690866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 – 9.36</text:p>
          </table:table-cell>
          <table:table-cell office:value-type="float" office:value="0.113460596439117" calcext:value-type="float">
            <text:p>0.113460596439117</text:p>
          </table:table-cell>
          <table:table-cell/>
          <table:table-cell office:value-type="string" calcext:value-type="string">
            <text:p>8 – 9</text:p>
          </table:table-cell>
          <table:table-cell office:value-type="float" office:value="0.3273194355995" calcext:value-type="float">
            <text:p>0.327319435599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gt; 9.36</text:p>
          </table:table-cell>
          <table:table-cell office:value-type="float" office:value="0.964880051061" calcext:value-type="float">
            <text:p>0.964880051061</text:p>
          </table:table-cell>
          <table:table-cell/>
          <table:table-cell office:value-type="string" calcext:value-type="string">
            <text:p>&gt; 9</text:p>
          </table:table-cell>
          <table:table-cell office:value-type="float" office:value="0.708862471754167" calcext:value-type="float">
            <text:p>0.708862471754167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Foglio1.A50:Foglio1.A582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 style:data-style-name="N2" text:time-value="13:55:27.797213684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9:42:25.511565427</meta:creation-date>
    <dc:date>2017-12-08T13:56:17.648430638</dc:date>
    <meta:editing-duration>PT1H33M7S</meta:editing-duration>
    <meta:editing-cycles>20</meta:editing-cycles>
    <meta:generator>LibreOffice/5.3.1.2$Linux_X86_64 LibreOffice_project/30m0$Build-2</meta:generator>
    <meta:document-statistic meta:table-count="1" meta:cell-count="45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11cm" svg:height="11.378cm" xlink:href=".." xlink:type="simple" chart:class="chart:bar" chart:style-name="ch1">
        <chart:title svg:x="6.159cm" svg:y="0.362cm" chart:style-name="ch2">
          <text:p>Get Response Time Distribution In MW</text:p>
        </chart:title>
        <chart:subtitle svg:x="7.773cm" svg:y="1.343cm" chart:style-name="ch3">
          <text:p>Sharded, Key Size KS = 6</text:p>
        </chart:subtitle>
        <chart:plot-area chart:style-name="ch4" table:cell-range-address="Foglio1.A54:Foglio1.B67" chart:data-source-has-labels="column" svg:x="1.363cm" svg:y="2.225cm" svg:width="18.444cm" svg:height="7.997cm">
          <chartooo:coordinate-region svg:x="1.984cm" svg:y="2.225cm" svg:width="17.823cm" svg:height="6.245cm"/>
          <chart:axis chart:dimension="x" chart:name="primary-x" chart:style-name="ch5" chartooo:axis-type="auto">
            <chartooo:date-scale/>
            <chart:title svg:x="8.53cm" svg:y="10.449cm" chart:style-name="ch6">
              <text:p>Response Time Bucket [ms]</text:p>
            </chart:title>
            <chart:categories table:cell-range-address="Foglio1.A54:Foglio1.A67"/>
          </chart:axis>
          <chart:axis chart:dimension="y" chart:name="primary-y" chart:style-name="ch7">
            <chart:title svg:x="0.451cm" svg:y="7.114cm" chart:style-name="ch8">
              <text:p>Percentage</text:p>
            </chart:title>
            <chart:grid chart:style-name="ch9" chart:class="major"/>
          </chart:axis>
          <chart:series chart:style-name="ch10" chart:values-cell-range-address="Foglio1.B54:Foglio1.B67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0 – 1</text:p>
                <draw:g>
                  <svg:desc>Foglio1.A54:Foglio1.A67</svg:desc>
                </draw:g>
              </table:table-cell>
              <table:table-cell office:value-type="float" office:value="14.1166428033667">
                <text:p>14.1166428033667</text:p>
                <draw:g>
                  <svg:desc>Foglio1.B54:Foglio1.B67</svg:desc>
                </draw:g>
              </table:table-cell>
            </table:table-row>
            <table:table-row>
              <table:table-cell office:value-type="string">
                <text:p>1 – 1.13</text:p>
              </table:table-cell>
              <table:table-cell office:value-type="float" office:value="10.5702570817333">
                <text:p>10.5702570817333</text:p>
              </table:table-cell>
            </table:table-row>
            <table:table-row>
              <table:table-cell office:value-type="string">
                <text:p>1.13 – 1.4</text:p>
              </table:table-cell>
              <table:table-cell office:value-type="float" office:value="22.7753610484833">
                <text:p>22.7753610484833</text:p>
              </table:table-cell>
            </table:table-row>
            <table:table-row>
              <table:table-cell office:value-type="string">
                <text:p>1.4 – 2</text:p>
              </table:table-cell>
              <table:table-cell office:value-type="float" office:value="24.7553346120333">
                <text:p>24.7553346120333</text:p>
              </table:table-cell>
            </table:table-row>
            <table:table-row>
              <table:table-cell office:value-type="string">
                <text:p>2 – 2.36</text:p>
              </table:table-cell>
              <table:table-cell office:value-type="float" office:value="5.03832742220167">
                <text:p>5.03832742220167</text:p>
              </table:table-cell>
            </table:table-row>
            <table:table-row>
              <table:table-cell office:value-type="string">
                <text:p>2.36 – 3</text:p>
              </table:table-cell>
              <table:table-cell office:value-type="float" office:value="4.169582141245">
                <text:p>4.169582141245</text:p>
              </table:table-cell>
            </table:table-row>
            <table:table-row>
              <table:table-cell office:value-type="string">
                <text:p>3 – 4</text:p>
              </table:table-cell>
              <table:table-cell office:value-type="float" office:value="4.00758117506667">
                <text:p>4.00758117506667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5.78138735177667">
                <text:p>5.78138735177667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3.82074048122833">
                <text:p>3.82074048122833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2.2963333348795">
                <text:p>2.2963333348795</text:p>
              </table:table-cell>
            </table:table-row>
            <table:table-row>
              <table:table-cell office:value-type="string">
                <text:p>7 – 8</text:p>
              </table:table-cell>
              <table:table-cell office:value-type="float" office:value="1.11074230715317">
                <text:p>1.11074230715317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0.479369593326833">
                <text:p>0.479369593326833</text:p>
              </table:table-cell>
            </table:table-row>
            <table:table-row>
              <table:table-cell office:value-type="string">
                <text:p>9 – 9.36</text:p>
              </table:table-cell>
              <table:table-cell office:value-type="float" office:value="0.113460596439117">
                <text:p>0.113460596439117</text:p>
              </table:table-cell>
            </table:table-row>
            <table:table-row>
              <table:table-cell office:value-type="string">
                <text:p>&gt; 9.36</text:p>
              </table:table-cell>
              <table:table-cell office:value-type="float" office:value="0.964880051061">
                <text:p>0.964880051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51cm" svg:height="11.56cm" xlink:href=".." xlink:type="simple" chart:class="chart:bar" chart:style-name="ch1">
        <chart:title svg:x="6.355cm" svg:y="0.366cm" chart:style-name="ch2">
          <text:p>Set Response Time Distribution In MW</text:p>
        </chart:title>
        <chart:subtitle svg:x="7.943cm" svg:y="1.351cm" chart:style-name="ch3">
          <text:p>Sharded, Key Size KS = 6</text:p>
        </chart:subtitle>
        <chart:plot-area chart:style-name="ch4" table:cell-range-address="Foglio1.D54:Foglio1.E67" chart:data-source-has-labels="column" svg:x="1.37cm" svg:y="2.237cm" svg:width="18.77cm" svg:height="8.163cm">
          <chartooo:coordinate-region svg:x="1.991cm" svg:y="2.237cm" svg:width="18.149cm" svg:height="6.543cm"/>
          <chart:axis chart:dimension="x" chart:name="primary-x" chart:style-name="ch5" chartooo:axis-type="auto">
            <chartooo:date-scale/>
            <chart:title svg:x="8.621cm" svg:y="10.631cm" chart:style-name="ch6">
              <text:p>Response Time Buckets [ms]</text:p>
            </chart:title>
            <chart:categories table:cell-range-address="Foglio1.D54:Foglio1.D67"/>
          </chart:axis>
          <chart:axis chart:dimension="y" chart:name="primary-y" chart:style-name="ch7">
            <chart:title svg:x="0.451cm" svg:y="7.209cm" chart:style-name="ch8">
              <text:p>Percentage</text:p>
            </chart:title>
            <chart:grid chart:style-name="ch9" chart:class="major"/>
          </chart:axis>
          <chart:series chart:style-name="ch10" chart:values-cell-range-address="Foglio1.E54:Foglio1.E67" chart:class="chart:ba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0 – 0.9</text:p>
                <draw:g>
                  <svg:desc>Foglio1.D54:Foglio1.D67</svg:desc>
                </draw:g>
              </table:table-cell>
              <table:table-cell office:value-type="float" office:value="23.7686233475167">
                <text:p>23.7686233475167</text:p>
                <draw:g>
                  <svg:desc>Foglio1.E54:Foglio1.E67</svg:desc>
                </draw:g>
              </table:table-cell>
            </table:table-row>
            <table:table-row>
              <table:table-cell office:value-type="string">
                <text:p>0.9 – 1</text:p>
              </table:table-cell>
              <table:table-cell office:value-type="float" office:value="12.03642361785">
                <text:p>12.03642361785</text:p>
              </table:table-cell>
            </table:table-row>
            <table:table-row>
              <table:table-cell office:value-type="string">
                <text:p>1 – 1.13</text:p>
              </table:table-cell>
              <table:table-cell office:value-type="float" office:value="13.29506824908">
                <text:p>13.29506824908</text:p>
              </table:table-cell>
            </table:table-row>
            <table:table-row>
              <table:table-cell office:value-type="string">
                <text:p>1 – 1.79</text:p>
              </table:table-cell>
              <table:table-cell office:value-type="float" office:value="27.7096652677833">
                <text:p>27.7096652677833</text:p>
              </table:table-cell>
            </table:table-row>
            <table:table-row>
              <table:table-cell office:value-type="string">
                <text:p>1.79 – 2</text:p>
              </table:table-cell>
              <table:table-cell office:value-type="float" office:value="2.6923084369">
                <text:p>2.6923084369</text:p>
              </table:table-cell>
            </table:table-row>
            <table:table-row>
              <table:table-cell office:value-type="string">
                <text:p>2 – 3</text:p>
              </table:table-cell>
              <table:table-cell office:value-type="float" office:value="5.51661114379167">
                <text:p>5.51661114379167</text:p>
              </table:table-cell>
            </table:table-row>
            <table:table-row>
              <table:table-cell office:value-type="string">
                <text:p>3 – 4</text:p>
              </table:table-cell>
              <table:table-cell office:value-type="float" office:value="4.03495494093">
                <text:p>4.03495494093</text:p>
              </table:table-cell>
            </table:table-row>
            <table:table-row>
              <table:table-cell office:value-type="string">
                <text:p>4 – 5</text:p>
              </table:table-cell>
              <table:table-cell office:value-type="float" office:value="4.63051483300333">
                <text:p>4.63051483300333</text:p>
              </table:table-cell>
            </table:table-row>
            <table:table-row>
              <table:table-cell office:value-type="string">
                <text:p>5 – 6</text:p>
              </table:table-cell>
              <table:table-cell office:value-type="float" office:value="2.784187078985">
                <text:p>2.784187078985</text:p>
              </table:table-cell>
            </table:table-row>
            <table:table-row>
              <table:table-cell office:value-type="string">
                <text:p>6 – 7</text:p>
              </table:table-cell>
              <table:table-cell office:value-type="float" office:value="1.69736917912133">
                <text:p>1.69736917912133</text:p>
              </table:table-cell>
            </table:table-row>
            <table:table-row>
              <table:table-cell office:value-type="string">
                <text:p>7 – 7.06</text:p>
              </table:table-cell>
              <table:table-cell office:value-type="float" office:value="0.0627271286080833">
                <text:p>0.0627271286080833</text:p>
              </table:table-cell>
            </table:table-row>
            <table:table-row>
              <table:table-cell office:value-type="string">
                <text:p>7 .06 – 8</text:p>
              </table:table-cell>
              <table:table-cell office:value-type="float" office:value="0.735364869086667">
                <text:p>0.735364869086667</text:p>
              </table:table-cell>
            </table:table-row>
            <table:table-row>
              <table:table-cell office:value-type="string">
                <text:p>8 – 9</text:p>
              </table:table-cell>
              <table:table-cell office:value-type="float" office:value="0.3273194355995">
                <text:p>0.3273194355995</text:p>
              </table:table-cell>
            </table:table-row>
            <table:table-row>
              <table:table-cell office:value-type="string">
                <text:p>&gt; 9</text:p>
              </table:table-cell>
              <table:table-cell office:value-type="float" office:value="0.708862471754167">
                <text:p>0.7088624717541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